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Lihavoitu" style:font-family-generic="swiss" style:font-pitch="variable"/>
    <style:font-face style:name="Trebuchet MS" svg:font-family="'Trebuchet MS'" style:font-adornments="Normaal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background-color="#ffff00"/>
    </style:style>
    <style:style style:name="P2" style:family="paragraph" style:parent-style-name="Contents_20_Heading" style:master-page-name="Standard">
      <style:paragraph-properties style:page-number="1"/>
    </style:style>
    <style:style style:name="P3" style:family="paragraph" style:parent-style-name="Subtitle" style:master-page-name="First_20_Page">
      <style:paragraph-properties style:page-number="auto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Ohjelista_20_loppu">
      <style:text-properties fo:background-color="#ffff00"/>
    </style:style>
    <style:style style:name="P6" style:family="paragraph" style:parent-style-name="Ohjelista">
      <style:text-properties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TOT 2012 - Harjoitustyö</text:p>
      <text:p text:style-name="Title">Swirc</text:p>
      <text:p text:style-name="Pääotsikko_20_tarkennus">Java Swing IRC-asiakasohjelma </text:p>
      <text:p text:style-name="Preformatted_20_Text"/>
      <text:p text:style-name="Tekijäluettelo_20_alku">Ville Hämäläinen</text:p>
      <text:p text:style-name="Tekijäluettelo_20_jatkuu">Janne Kallunki</text:p>
      <text:p text:style-name="Tekijäluettelo_20_loppu">Jaakko Ritvanen</text:p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isällysluettelo1_Head">
            <text:p text:style-name="P2">Sisällysluettelo</text:p>
          </text:index-title>
          <text:p text:style-name="P4">Team Three Stooges<text:tab/>1</text:p>
          <text:p text:style-name="P4">Swirc<text:tab/>1</text:p>
          <text:p text:style-name="P4">Suunnittelumallit<text:tab/>1</text:p>
          <text:p text:style-name="P4">Harjoitustyön teko<text:tab/>1</text:p>
          <text:p text:style-name="P4">Asennusohjeet<text:tab/>1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Team Three Stooges</text:h>
      <text:p text:style-name="Text_20_body">Swirc oli tiimisuoritus, jossa jokainen ryhmän jäsen teki hieman kaikkea. Meistä jokaisella oli kuitenkin oma alue, jolle annoimme suurimman panoksemme.</text:p>
      <text:p text:style-name="List_20_2">Ville Hämäläinen, 92163<text:line-break/><text:span text:style-name="T1">Päävastuu:</text:span> Javadoc ja dokumentointi</text:p>
      <text:p text:style-name="List_20_2">Janne Kallunki, <text:span text:style-name="T2">XXXXX</text:span><text:line-break/><text:span text:style-name="T1">Päävastuu:</text:span> MVC-mallin toteuttaminen, käyttöliittymät</text:p>
      <text:p text:style-name="List_20_2">Jaakko Ritvanen, <text:span text:style-name="T2">XXXXX</text:span><text:line-break/><text:span text:style-name="T1">Päävastuu:</text:span> Toiminnallisuus</text:p>
      <text:h text:style-name="Heading_20_2" text:outline-level="2">Swirc</text:h>
      <text:list xml:id="list1523811206" text:style-name="List_20_1">
        <text:list-item>
          <text:p text:style-name="P6">The description of the application and its functionality.</text:p>
        </text:list-item>
        <text:list-item>
          <text:p text:style-name="P6">The description of the implementation (classes, object interaction and relations).</text:p>
        </text:list-item>
        <text:list-item>
          <text:p text:style-name="P5">Screenshots (min. 3) with descriptions.</text:p>
        </text:list-item>
      </text:list>
      <text:p text:style-name="Text_20_body">Swirc on Javalla toteutettu IRC-asiakasohjelma. PircBot API hoitaa kaiken back end -toiminnallisuuden ja ryhmämme on toteuttanut kaiken muun. Käyttöliittymä muistuttaa XChat-tyylisiä graafisen käyttöliittymän IRC-asiakasohjelmia.</text:p>
      <text:h text:style-name="Heading_20_2" text:outline-level="2">Käytetyt suunnittelumallit</text:h>
      <text:list xml:id="list1087600577" text:continue-numbering="true" text:style-name="List_20_1">
        <text:list-item>
          <text:p text:style-name="P6">Details of the used design patterns and how they are used in this project. </text:p>
        </text:list-item>
        <text:list-item>
          <text:p text:style-name="P5">Even more detailed description of how the MVC pattern is used in this project. </text:p>
        </text:list-item>
      </text:list>
      <text:p text:style-name="Text_20_body">Jotain suunnittelumalleista</text:p>
      <text:h text:style-name="Heading_20_2" text:outline-level="2">Harjoitustyön teko</text:h>
      <text:list xml:id="list307343516" text:continue-numbering="true" text:style-name="List_20_1">
        <text:list-item>
          <text:p text:style-name="P5">A description of how the work progressed and the successes and failures of this project (lessons learned).</text:p>
        </text:list-item>
      </text:list>
      <text:p text:style-name="Text_20_body">Jotain siitä miten työ edistyi</text:p>
      <text:h text:style-name="Heading_20_2" text:outline-level="2"><text:soft-page-break/>Asennusohjeet</text:h>
      <text:p text:style-name="P1">Swirc install for dummi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Lihavoitu" style:font-family-generic="swiss" style:font-pitch="variable"/>
    <style:font-face style:name="Trebuchet MS" svg:font-family="'Trebuchet MS'" style:font-adornments="Normaal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Courier New" style:font-size-asian="10pt" style:font-name-complex="Courier New" style:font-size-complex="10pt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2cm" fo:margin-right="2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Trebuchet MS" fo:font-size="14pt" fo:font-style="normal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Trebuchet MS1" fo:font-size="40pt" fo:font-weight="bold" style:font-size-asian="18pt" style:font-weight-asian="bold" style:font-size-complex="18pt" style:font-weight-complex="bold"/>
    </style:style>
    <style:style style:name="Pääotsikko_20_tarkennus" style:display-name="Pääotsikko tarkennus" style:family="paragraph" style:parent-style-name="Title" style:master-page-name="">
      <style:paragraph-properties fo:margin-top="0.019cm" fo:margin-bottom="0.21cm" style:page-number="auto"/>
      <style:text-properties fo:font-size="20pt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Tekijäluettelo_20_alku" style:display-name="Tekijäluettelo alku" style:family="paragraph" style:parent-style-name="List_20_5_20_Start">
      <style:paragraph-properties fo:margin-left="11.501cm" fo:margin-right="0cm" fo:margin-top="7.5cm" fo:margin-bottom="0.011cm" fo:text-indent="0cm" style:auto-text-indent="false">
        <style:tab-stops/>
      </style:paragraph-properties>
    </style:style>
    <style:style style:name="Tekijäluettelo_20_loppu" style:display-name="Tekijäluettelo loppu" style:family="paragraph" style:parent-style-name="List_20_5_20_End">
      <style:paragraph-properties fo:margin-left="11.501cm" fo:margin-right="0cm" fo:text-indent="0cm" style:auto-text-indent="false">
        <style:tab-stops/>
      </style:paragraph-properties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Tekijäluettelo_20_jatkuu" style:display-name="Tekijäluettelo jatkuu" style:family="paragraph" style:parent-style-name="List_20_5_20_Cont.">
      <style:paragraph-properties fo:margin-left="11.501cm" fo:margin-right="0cm" fo:margin-top="0cm" fo:margin-bottom="0.011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hjelista" style:family="paragraph" style:parent-style-name="User_20_Index_20_1" style:list-style-name="List_20_1" style:master-page-name="">
      <style:paragraph-properties fo:margin-top="0cm" fo:margin-bottom="0cm" style:page-number="auto" fo:background-color="transparent">
        <style:tab-stops>
          <style:tab-stop style:position="17cm" style:type="right" style:leader-style="dotted" style:leader-text="."/>
        </style:tab-stops>
        <style:background-image/>
      </style:paragraph-properties>
      <style:text-properties fo:font-size="11pt"/>
    </style:style>
    <style:style style:name="Ohjelista_20_loppu" style:display-name="Ohjelista loppu" style:family="paragraph" style:parent-style-name="Ohjelista">
      <style:paragraph-properties fo:margin-top="0cm" fo:margin-bottom="0.4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9.99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V. Hämäläinen, J. Kallunki &amp; J. Ritvanen<text:tab/><text:tab/><text:page-number text:select-page="current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date>2012-03-11T13:25:41</dc:date>
    <dc:creator>Ville Hämäläinen</dc:creator>
    <meta:editing-duration>PT2H3M26S</meta:editing-duration>
    <meta:editing-cycles>6</meta:editing-cycles>
    <meta:document-statistic meta:table-count="0" meta:image-count="0" meta:object-count="0" meta:page-count="4" meta:paragraph-count="32" meta:word-count="190" meta:character-count="1413" meta:non-whitespace-character-count="1253"/>
  </office:meta>
</office:document-meta>
</file>